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2024-12-17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8576" calcext:value-type="float">
            <text:p>107.4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2022-12-07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292" calcext:value-type="float">
            <text:p>107.1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2021-12-15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4608" calcext:value-type="float">
            <text:p>107.7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2020-12-11 2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0624" calcext:value-type="float">
            <text:p>107.10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2019-12-12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8832" calcext:value-type="float">
            <text:p>106.47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2018-12-11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9376" calcext:value-type="float">
            <text:p>106.25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2017-12-10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89272" calcext:value-type="float">
            <text:p>106.18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2016-12-08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7708" calcext:value-type="float">
            <text:p>106.17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78376" calcext:value-type="float">
            <text:p>105.87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1184" calcext:value-type="float">
            <text:p>107.7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0944" calcext:value-type="float">
            <text:p>106.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5892" calcext:value-type="float">
            <text:p>105.65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984" calcext:value-type="float">
            <text:p>105.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80384" calcext:value-type="float">
            <text:p>105.18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2552" calcext:value-type="float">
            <text:p>105.76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9928" calcext:value-type="float">
            <text:p>104.5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200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6672" calcext:value-type="float">
            <text:p>104.4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200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200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4272" calcext:value-type="float">
            <text:p>104.28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200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6464" calcext:value-type="float">
            <text:p>104.2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9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5024" calcext:value-type="float">
            <text:p>104.2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9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0328" calcext:value-type="float">
            <text:p>103.9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9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772" calcext:value-type="float">
            <text:p>103.6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9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3192" calcext:value-type="float">
            <text:p>103.26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9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1544" calcext:value-type="float">
            <text:p>103.0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9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4864" calcext:value-type="float">
            <text:p>102.92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9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1984" calcext:value-type="float">
            <text:p>102.74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9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6912" calcext:value-type="float">
            <text:p>102.54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8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7728" calcext:value-type="float">
            <text:p>102.21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8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752" calcext:value-type="float">
            <text:p>102.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5392" calcext:value-type="float">
            <text:p>101.8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8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7104" calcext:value-type="float">
            <text:p>101.7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8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55016" calcext:value-type="float">
            <text:p>101.8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8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896" calcext:value-type="float">
            <text:p>102.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8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6312" calcext:value-type="float">
            <text:p>101.55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8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52" calcext:value-type="float">
            <text:p>102.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8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0784" calcext:value-type="float">
            <text:p>100.76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1744" calcext:value-type="float">
            <text:p>100.8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7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1744" calcext:value-type="float">
            <text:p>100.8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7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6968" calcext:value-type="float">
            <text:p>99.94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7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1056" calcext:value-type="float">
            <text:p>100.65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7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8056" calcext:value-type="float">
            <text:p>99.50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2256" calcext:value-type="float">
            <text:p>98.82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7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9608" calcext:value-type="float">
            <text:p>98.2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7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1032" calcext:value-type="float">
            <text:p>97.4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7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0576" calcext:value-type="float">
            <text:p>96.8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7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4216" calcext:value-type="float">
            <text:p>99.26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7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9936" calcext:value-type="float">
            <text:p>95.4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7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9752" calcext:value-type="float">
            <text:p>94.7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6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7592" calcext:value-type="float">
            <text:p>96.55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6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248" calcext:value-type="float">
            <text:p>92.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6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5432" calcext:value-type="float">
            <text:p>90.7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6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6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2456" calcext:value-type="float">
            <text:p>88.9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9301</text:p>
          </table:table-cell>
          <table:table-cell office:value-type="string" calcext:value-type="string">
            <text:p>196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1" meta:object-count="0"/>
    <meta:user-defined meta:name="AppVersion">3.0</meta:user-defined>
  </office:meta>
</office:document-meta>
</file>